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5-09-29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5-08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5-08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5-07-02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5-05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5-04-2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5-03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5-02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5-01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12-3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11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10-29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09-2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08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08-0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06-1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05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04-2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03-1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02-29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4-01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12-20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11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10-2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09-2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08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07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06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06-0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04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03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03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02-0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3-01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12-0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10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09-2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09-0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07-2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06-3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05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05-0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03-2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03-0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2-01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12-3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12-0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10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09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08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07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06-3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06-0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05-0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04-01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03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0668" calcext:value-type="float">
            <text:p>41.9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0492" calcext:value-type="float">
            <text:p>43.5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7156" calcext:value-type="float">
            <text:p>42.7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2484" calcext:value-type="float">
            <text:p>45.7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4916" calcext:value-type="float">
            <text:p>43.9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9924" calcext:value-type="float">
            <text:p>44.3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9164" calcext:value-type="float">
            <text:p>42.0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93" calcext:value-type="float">
            <text:p>40.1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6884" calcext:value-type="float">
            <text:p>42.8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622" calcext:value-type="float">
            <text:p>45.9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2548" calcext:value-type="float">
            <text:p>41.7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9452" calcext:value-type="float">
            <text:p>46.6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212384" calcext:value-type="float">
            <text:p>41.712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27411612903" calcext:value-type="float">
            <text:p>42.1127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68785806452" calcext:value-type="float">
            <text:p>42.6468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68288" calcext:value-type="float">
            <text:p>43.8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66123870968" calcext:value-type="float">
            <text:p>48.4566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399808" calcext:value-type="float">
            <text:p>48.203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9543225806" calcext:value-type="float">
            <text:p>47.6159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2168516129" calcext:value-type="float">
            <text:p>49.772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53132" calcext:value-type="float">
            <text:p>47.235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37710967742" calcext:value-type="float">
            <text:p>41.8237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5014" calcext:value-type="float">
            <text:p>41.89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20904516129" calcext:value-type="float">
            <text:p>42.1420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7171428572" calcext:value-type="float">
            <text:p>42.4227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44221935484" calcext:value-type="float">
            <text:p>43.444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4352" calcext:value-type="float">
            <text:p>44.52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7794285714" calcext:value-type="float">
            <text:p>45.8057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5312" calcext:value-type="float">
            <text:p>46.82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22481290323" calcext:value-type="float">
            <text:p>52.5722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72134193548" calcext:value-type="float">
            <text:p>52.5772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5316" calcext:value-type="float">
            <text:p>51.70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67478709677" calcext:value-type="float">
            <text:p>50.6467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7376" calcext:value-type="float">
            <text:p>49.79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87847741936" calcext:value-type="float">
            <text:p>49.9587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12248888889" calcext:value-type="float">
            <text:p>49.79122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55552258065" calcext:value-type="float">
            <text:p>49.5355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88678709678" calcext:value-type="float">
            <text:p>48.558867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11112" calcext:value-type="float">
            <text:p>47.65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5086451613" calcext:value-type="float">
            <text:p>48.2165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12576" calcext:value-type="float">
            <text:p>48.11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2409032258" calcext:value-type="float">
            <text:p>48.9502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39692857143" calcext:value-type="float">
            <text:p>46.453969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53853793103" calcext:value-type="float">
            <text:p>48.89538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69141935484" calcext:value-type="float">
            <text:p>45.8569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52288" calcext:value-type="float">
            <text:p>43.71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03164285714" calcext:value-type="float">
            <text:p>41.720316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04303225807" calcext:value-type="float">
            <text:p>42.2804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44054193548" calcext:value-type="float">
            <text:p>43.064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21234285714" calcext:value-type="float">
            <text:p>42.46212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5063225807" calcext:value-type="float">
            <text:p>42.8885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09224" calcext:value-type="float">
            <text:p>45.53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1050322581" calcext:value-type="float">
            <text:p>47.396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96498064516" calcext:value-type="float">
            <text:p>43.9996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49201538461" calcext:value-type="float">
            <text:p>45.344920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3872" calcext:value-type="float">
            <text:p>45.66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3716" calcext:value-type="float">
            <text:p>41.9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422" calcext:value-type="float">
            <text:p>49.00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918" calcext:value-type="float">
            <text:p>39.1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462" calcext:value-type="float">
            <text:p>40.7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7748" calcext:value-type="float">
            <text:p>49.0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86" calcext:value-type="float">
            <text:p>45.86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6593548387" calcext:value-type="float">
            <text:p>43.04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48049032258" calcext:value-type="float">
            <text:p>42.7948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54208" calcext:value-type="float">
            <text:p>41.6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63174193548" calcext:value-type="float">
            <text:p>40.836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2172" calcext:value-type="float">
            <text:p>40.49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20681290323" calcext:value-type="float">
            <text:p>39.7020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73382857143" calcext:value-type="float">
            <text:p>38.3573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50601290323" calcext:value-type="float">
            <text:p>38.495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54459354839" calcext:value-type="float">
            <text:p>39.6154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57256" calcext:value-type="float">
            <text:p>39.15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36215483871" calcext:value-type="float">
            <text:p>39.3736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1632" calcext:value-type="float">
            <text:p>39.9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75891612903" calcext:value-type="float">
            <text:p>41.2775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3963870968" calcext:value-type="float">
            <text:p>41.7753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5728" calcext:value-type="float">
            <text:p>39.2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02150967742" calcext:value-type="float">
            <text:p>39.2802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22051612903" calcext:value-type="float">
            <text:p>40.872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86846896552" calcext:value-type="float">
            <text:p>41.52868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45442580645" calcext:value-type="float">
            <text:p>43.044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02072258065" calcext:value-type="float">
            <text:p>42.5602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0948" calcext:value-type="float">
            <text:p>44.1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7552" calcext:value-type="float">
            <text:p>43.27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23912" calcext:value-type="float">
            <text:p>42.65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7884516129" calcext:value-type="float">
            <text:p>42.9278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01446451613" calcext:value-type="float">
            <text:p>39.9701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53092" calcext:value-type="float">
            <text:p>40.345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48735483871" calcext:value-type="float">
            <text:p>39.484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0616" calcext:value-type="float">
            <text:p>39.0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06998709677" calcext:value-type="float">
            <text:p>41.8806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3745714286" calcext:value-type="float">
            <text:p>43.0563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67002580645" calcext:value-type="float">
            <text:p>42.0067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9465806452" calcext:value-type="float">
            <text:p>41.6669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734" calcext:value-type="float">
            <text:p>41.559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62270967742" calcext:value-type="float">
            <text:p>39.376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62865806452" calcext:value-type="float">
            <text:p>40.1962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6401290323" calcext:value-type="float">
            <text:p>41.6116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03728" calcext:value-type="float">
            <text:p>42.20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04659354839" calcext:value-type="float">
            <text:p>41.6804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79652" calcext:value-type="float">
            <text:p>42.037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29901935484" calcext:value-type="float">
            <text:p>41.8929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82338571429" calcext:value-type="float">
            <text:p>42.148233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2926451613" calcext:value-type="float">
            <text:p>41.9162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88176774194" calcext:value-type="float">
            <text:p>41.6188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89412" calcext:value-type="float">
            <text:p>41.718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404516129" calcext:value-type="float">
            <text:p>41.3734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802" calcext:value-type="float">
            <text:p>41.3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500516129" calcext:value-type="float">
            <text:p>41.3795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1917419355" calcext:value-type="float">
            <text:p>38.663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8936" calcext:value-type="float">
            <text:p>39.2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83584" calcext:value-type="float">
            <text:p>37.883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2396" calcext:value-type="float">
            <text:p>38.18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86147096774" calcext:value-type="float">
            <text:p>40.068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8547142857" calcext:value-type="float">
            <text:p>40.14885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1917419355" calcext:value-type="float">
            <text:p>40.568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6593548387" calcext:value-type="float">
            <text:p>41.519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29952" calcext:value-type="float">
            <text:p>40.37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5928516129" calcext:value-type="float">
            <text:p>41.7559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46664" calcext:value-type="float">
            <text:p>41.70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1900516129" calcext:value-type="float">
            <text:p>41.5319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75197419355" calcext:value-type="float">
            <text:p>41.2875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3644" calcext:value-type="float">
            <text:p>41.57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1303225807" calcext:value-type="float">
            <text:p>41.785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49516" calcext:value-type="float">
            <text:p>41.344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91882580645" calcext:value-type="float">
            <text:p>41.3391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59693793103" calcext:value-type="float">
            <text:p>41.375969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77250322581" calcext:value-type="float">
            <text:p>41.3077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412" calcext:value-type="float">
            <text:p>41.8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417088" calcext:value-type="float">
            <text:p>41.814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60258064516" calcext:value-type="float">
            <text:p>42.436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5892" calcext:value-type="float">
            <text:p>42.458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4126" calcext:value-type="float">
            <text:p>42.664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28717419355" calcext:value-type="float">
            <text:p>43.7228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292" calcext:value-type="float">
            <text:p>41.02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802" calcext:value-type="float">
            <text:p>41.087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12648571429" calcext:value-type="float">
            <text:p>40.49126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77082580645" calcext:value-type="float">
            <text:p>40.9277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37792" calcext:value-type="float">
            <text:p>41.672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5306666667" calcext:value-type="float">
            <text:p>39.6365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5082117647" calcext:value-type="float">
            <text:p>41.155082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79632" calcext:value-type="float">
            <text:p>41.7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9856" calcext:value-type="float">
            <text:p>37.67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03512258064" calcext:value-type="float">
            <text:p>39.1403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172" calcext:value-type="float">
            <text:p>39.520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48372903226" calcext:value-type="float">
            <text:p>38.6048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372" calcext:value-type="float">
            <text:p>38.6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17528" calcext:value-type="float">
            <text:p>35.46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15627096774" calcext:value-type="float">
            <text:p>35.4615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98716" calcext:value-type="float">
            <text:p>34.989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63968" calcext:value-type="float">
            <text:p>35.02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33716" calcext:value-type="float">
            <text:p>35.05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324516129" calcext:value-type="float">
            <text:p>35.0183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87526451613" calcext:value-type="float">
            <text:p>34.9287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294" calcext:value-type="float">
            <text:p>34.9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88941935484" calcext:value-type="float">
            <text:p>35.028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7424" calcext:value-type="float">
            <text:p>35.0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10894309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87547586207" calcext:value-type="float">
            <text:p>35.17875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22" meta:object-count="0"/>
    <meta:user-defined meta:name="AppVersion">3.0</meta:user-defined>
  </office:meta>
</office:document-meta>
</file>